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854in"/>
    </style:style>
    <style:style style:name="co2" style:family="table-column">
      <style:table-column-properties fo:break-before="auto" style:column-width="0.8583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1.08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ZFUAzCJN8po?si=ZTRUIWB1fGoO0Giz&amp;t=3189" xlink:type="simple"/>
        <loext:hyperlink xlink:href="https://youtu.be/ZFUAzCJN8po?si=ZTRUIWB1fGoO0Giz&amp;t=3189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c-ejXxpUcqo?si=k5LGO9QfaXo320gO&amp;t=3894" xlink:type="simple"/>
        <loext:hyperlink xlink:href="https://youtu.be/c-ejXxpUcqo?si=k5LGO9QfaXo320gO&amp;t=3894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H5h92IjcAqg" xlink:type="simple"/>
        <loext:hyperlink xlink:href="https://www.youtube.com/watch?v=H5h92IjcAqg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nKcFAoO7bB8?si=ErVaZsDl4rEcu-Ym&amp;t=4134" xlink:type="simple"/>
        <loext:hyperlink xlink:href="https://youtu.be/nKcFAoO7bB8?si=ErVaZsDl4rEcu-Ym&amp;t=4134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MTRaSTtNKTM?si=6w2u7PJcwJaJ4B6K&amp;t=1672" xlink:type="simple"/>
        <loext:hyperlink xlink:href="https://youtu.be/MTRaSTtNKTM?si=6w2u7PJcwJaJ4B6K&amp;t=1672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c-ejXxpUcqo" xlink:type="simple"/>
        <loext:hyperlink xlink:href="https://www.youtube.com/watch?v=c-ejXxpUcqo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a-5cj4u9w5M?si=q1Pyfas4I1Pjpdi2&amp;t=7224" xlink:type="simple"/>
        <loext:hyperlink xlink:href="https://youtu.be/a-5cj4u9w5M?si=q1Pyfas4I1Pjpdi2&amp;t=7224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sMynZdeit1w?si=0GmfR8w6VyzK0l6l&amp;t=5039" xlink:type="simple"/>
        <loext:hyperlink xlink:href="https://youtu.be/sMynZdeit1w?si=0GmfR8w6VyzK0l6l&amp;t=5039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H5h92IjcAqg?si=Th24DbBRaWKTCCgZ&amp;t=4435" xlink:type="simple"/>
        <loext:hyperlink xlink:href="https://youtu.be/H5h92IjcAqg?si=Th24DbBRaWKTCCgZ&amp;t=4435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sMynZdeit1w" xlink:type="simple"/>
        <loext:hyperlink xlink:href="https://www.youtube.com/watch?v=sMynZdeit1w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ZFUAzCJN8po" xlink:type="simple"/>
        <loext:hyperlink xlink:href="https://www.youtube.com/watch?v=ZFUAzCJN8po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nKcFAoO7bB8" xlink:type="simple"/>
        <loext:hyperlink xlink:href="https://www.youtube.com/watch?v=nKcFAoO7bB8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M2SLQzPf-fM?si=H6IUwrJTxlY7f7e6&amp;t=5746" xlink:type="simple"/>
        <loext:hyperlink xlink:href="https://youtu.be/M2SLQzPf-fM?si=H6IUwrJTxlY7f7e6&amp;t=5746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MTRaSTtNKTM" xlink:type="simple"/>
        <loext:hyperlink xlink:href="https://www.youtube.com/watch?v=MTRaSTtNKTM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a-5cj4u9w5M?si=HAPWLaxeHXbJwgVP&amp;t=2144" xlink:type="simple"/>
        <loext:hyperlink xlink:href="https://youtu.be/a-5cj4u9w5M?si=HAPWLaxeHXbJwgVP&amp;t=2144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M2SLQzPf-fM?si=YXvOF0BNu9c8nDZ3&amp;t=3706" xlink:type="simple"/>
        <loext:hyperlink xlink:href="https://youtu.be/M2SLQzPf-fM?si=YXvOF0BNu9c8nDZ3&amp;t=3706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youtu.be/nKcFAoO7bB8?si=u9xu06yL8Hf1zK9I&amp;t=8289" xlink:type="simple"/>
        <loext:hyperlink xlink:href="https://youtu.be/nKcFAoO7bB8?si=u9xu06yL8Hf1zK9I&amp;t=8289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a-5cj4u9w5M" xlink:type="simple"/>
        <loext:hyperlink xlink:href="https://www.youtube.com/watch?v=a-5cj4u9w5M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M2SLQzPf-fM" xlink:type="simple"/>
        <loext:hyperlink xlink:href="https://www.youtube.com/watch?v=M2SLQzPf-fM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v4xFjcOZ8JQ" xlink:type="simple"/>
        <loext:hyperlink xlink:href="https://www.youtube.com/watch?v=v4xFjcOZ8JQ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8xNaANIDXi8" xlink:type="simple"/>
        <loext:hyperlink xlink:href="https://www.youtube.com/watch?v=8xNaANIDXi8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_Hy1ZQEus-U" xlink:type="simple"/>
        <loext:hyperlink xlink:href="https://www.youtube.com/watch?v=_Hy1ZQEus-U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_Hy1ZQEus-U" xlink:type="simple"/>
        <loext:hyperlink xlink:href="https://www.youtube.com/watch?v=_Hy1ZQEus-U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33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ByRkqndKfVU" xlink:type="simple"/>
        <loext:hyperlink xlink:href="https://www.youtube.com/watch?v=ByRkqndKfVU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8xNaANIDXi8" xlink:type="simple"/>
        <loext:hyperlink xlink:href="https://www.youtube.com/watch?v=8xNaANIDXi8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n1lih7YgLJM" xlink:type="simple"/>
        <loext:hyperlink xlink:href="https://www.youtube.com/watch?v=n1lih7YgLJM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https://www.youtube.com/watch?v=204wQ-E2lu0" xlink:type="simple"/>
        <loext:hyperlink xlink:href="https://www.youtube.com/watch?v=204wQ-E2lu0" xlink:type="simple"/>
      </style:table-cell-properties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Higher Seed</text:p>
          </table:table-cell>
          <table:table-cell table:style-name="ce1" office:value-type="string" calcext:value-type="string" table:number-columns-spanned="1" table:number-rows-spanned="2">
            <text:p>Lower Seed</text:p>
          </table:table-cell>
          <table:table-cell table:style-name="ce1" office:value-type="string" calcext:value-type="string" table:number-columns-spanned="1" table:number-rows-spanned="2">
            <text:p>Handicap</text:p>
          </table:table-cell>
          <table:table-cell table:style-name="ce10" office:value-type="string" calcext:value-type="string" table:number-columns-spanned="1" table:number-rows-spanned="2">
            <text:p>Higher Seed Win</text:p>
          </table:table-cell>
          <table:table-cell table:style-name="ce10" office:value-type="string" calcext:value-type="string" table:number-columns-spanned="1" table:number-rows-spanned="2">
            <text:p>Lower Seed Win</text:p>
          </table:table-cell>
          <table:table-cell table:style-name="ce10" office:value-type="string" calcext:value-type="string" table:number-columns-spanned="1" table:number-rows-spanned="2">
            <text:p>Higher Seed Admin Loss</text:p>
          </table:table-cell>
          <table:table-cell table:style-name="ce10" office:value-type="string" calcext:value-type="string" table:number-columns-spanned="1" table:number-rows-spanned="2">
            <text:p>Lower Seed Admin Loss</text:p>
          </table:table-cell>
          <table:table-cell table:style-name="ce3" office:value-type="string" calcext:value-type="string" table:number-columns-spanned="2" table:number-rows-spanned="1">
            <text:p>Official Casting Permalinks</text:p>
          </table:table-cell>
          <table:covered-table-cell table:style-name="ce9"/>
          <table:table-cell table:number-columns-repeated="1015"/>
        </table:table-row>
        <table:table-row table:style-name="ro1">
          <table:covered-table-cell table:number-columns-repeated="7" table:style-name="ce2"/>
          <table:table-cell table:style-name="ce3" office:value-type="string" calcext:value-type="string">
            <text:p>Hydur</text:p>
          </table:table-cell>
          <table:table-cell table:style-name="ce3" office:value-type="string" calcext:value-type="string">
            <text:p>TechChariot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9" table:number-rows-spanned="1">
            <text:p>Round Wild</text:p>
          </table:table-cell>
          <table:covered-table-cell table:number-columns-repeated="7" table:style-name="ce6"/>
          <table:covered-table-cell table:style-name="ce9"/>
          <table:table-cell table:number-columns-repeated="1015"/>
        </table:table-row>
        <table:table-row table:style-name="ro1">
          <table:table-cell table:style-name="ce41" office:value-type="string" calcext:value-type="string">
            <text:p>Superhero55</text:p>
          </table:table-cell>
          <table:table-cell table:style-name="ce41" office:value-type="string" calcext:value-type="string">
            <text:p>Chipmunk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ALIKOG</text:p>
          </table:table-cell>
          <table:table-cell table:style-name="ce5" office:value-type="string" calcext:value-type="string">
            <text:p>Mike'dugai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jasouki</text:p>
          </table:table-cell>
          <table:table-cell table:style-name="ce41" office:value-type="string" calcext:value-type="string">
            <text:p>Nutt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/>
          <table:table-cell table:style-name="ce32" office:value-type="date" office:date-value="2025-01-02" calcext:value-type="date">
            <text:p>1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Jasuni</text:p>
          </table:table-cell>
          <table:table-cell table:style-name="ce5" office:value-type="string" calcext:value-type="string">
            <text:p>leonromaao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table:number-columns-spanned="3" table:number-rows-spanned="1"/>
          <table:covered-table-cell table:style-name="ce6"/>
          <table:covered-table-cell table:style-name="ce9"/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Round 1</text:p>
          </table:table-cell>
          <table:covered-table-cell table:number-columns-repeated="7" table:style-name="ce6"/>
          <table:covered-table-cell table:style-name="ce9"/>
          <table:table-cell table:number-columns-repeated="1015"/>
        </table:table-row>
        <table:table-row table:style-name="ro1">
          <table:table-cell table:style-name="ce41" office:value-type="string" calcext:value-type="string">
            <text:p>Neozz</text:p>
          </table:table-cell>
          <table:table-cell table:style-name="ce41" office:value-type="string" calcext:value-type="string">
            <text:p>Wean Dincheste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3" office:value-type="date" office:date-value="2025-02-02" calcext:value-type="date">
            <text:p>2/2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Smokey</text:p>
          </table:table-cell>
          <table:table-cell table:style-name="ce5" office:value-type="string" calcext:value-type="string">
            <text:p>wisenatic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.shixo.</text:p>
          </table:table-cell>
          <table:table-cell table:style-name="ce41" office:value-type="string" calcext:value-type="string">
            <text:p>angelr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Toady</text:p>
          </table:table-cell>
          <table:table-cell table:style-name="ce5" office:value-type="string" calcext:value-type="string">
            <text:p>chanchilaru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33" office:value-type="date" office:date-value="2025-02-02" calcext:value-type="date">
            <text:p>2/2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Snapy</text:p>
          </table:table-cell>
          <table:table-cell table:style-name="ce41" office:value-type="string" calcext:value-type="string">
            <text:p>Heisen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" office:value-type="date" office:date-value="2025-02-02" calcext:value-type="date">
            <text:p>2/2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5" office:value-type="string" calcext:value-type="string">
            <text:p>OS+ | VoNDutcH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__oladushek</text:p>
          </table:table-cell>
          <table:table-cell table:style-name="ce41" office:value-type="string" calcext:value-type="string">
            <text:p>Morti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5" office:value-type="date" office:date-value="2025-01-02" calcext:value-type="date">
            <text:p>1/2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Hydur</text:p>
          </table:table-cell>
          <table:table-cell table:style-name="ce5" office:value-type="string" calcext:value-type="string">
            <text:p>Kingofn00b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qeetsa</text:p>
          </table:table-cell>
          <table:table-cell table:style-name="ce41" office:value-type="string" calcext:value-type="string">
            <text:p>YoSoyPach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office:value-type="date" office:date-value="2025-02-03" calcext:value-type="date">
            <text:p>2/3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RAY</text:p>
          </table:table-cell>
          <table:table-cell table:style-name="ce5" office:value-type="string" calcext:value-type="string">
            <text:p>maxpower97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LoreDek</text:p>
          </table:table-cell>
          <table:table-cell table:style-name="ce41" office:value-type="string" calcext:value-type="string">
            <text:p>Metalmani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7" office:value-type="date" office:date-value="2025-02-02" calcext:value-type="date">
            <text:p>2/2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Alexander</text:p>
          </table:table-cell>
          <table:table-cell table:style-name="ce5" office:value-type="string" calcext:value-type="string">
            <text:p>Johnny Walru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8" office:value-type="date" office:date-value="2025-01-02" calcext:value-type="date">
            <text:p>1/2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1" office:value-type="string" calcext:value-type="string">
            <text:p>The Otter One</text:p>
          </table:table-cell>
          <table:table-cell table:style-name="ce41" office:value-type="string" calcext:value-type="string">
            <text:p>Ragnar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9" office:value-type="date" office:date-value="2025-03-03" calcext:value-type="date">
            <text:p>3/3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maxymczech</text:p>
          </table:table-cell>
          <table:table-cell table:style-name="ce5" office:value-type="string" calcext:value-type="string">
            <text:p>Pl0tterGhost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0" office:value-type="date" office:date-value="2025-02-02" calcext:value-type="date">
            <text:p>2/2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1" office:value-type="string" calcext:value-type="string">
            <text:p>Biscuits</text:p>
          </table:table-cell>
          <table:table-cell table:style-name="ce41" office:value-type="string" calcext:value-type="string">
            <text:p>Lio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1" office:value-type="date" office:date-value="2025-02-02" calcext:value-type="date">
            <text:p>2/2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5" office:value-type="string" calcext:value-type="string">
            <text:p>Chipmunk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2" office:value-type="date" office:date-value="2025-01-02" calcext:value-type="date">
            <text:p>1/2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1" office:value-type="string" calcext:value-type="string">
            <text:p>Superhero55</text:p>
          </table:table-cell>
          <table:table-cell table:style-name="ce41" office:value-type="string" calcext:value-type="string">
            <text:p>Mike'dugai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32" office:value-type="date" office:date-value="2025-02-02" calcext:value-type="date">
            <text:p>2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LIKOG</text:p>
          </table:table-cell>
          <table:table-cell table:style-name="ce5" office:value-type="string" calcext:value-type="string">
            <text:p>PlushWerewolf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3" office:value-type="date" office:date-value="2025-01-02" calcext:value-type="date">
            <text:p>1/2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1" office:value-type="string" calcext:value-type="string">
            <text:p>NOPE1585</text:p>
          </table:table-cell>
          <table:table-cell table:style-name="ce41" office:value-type="string" calcext:value-type="string">
            <text:p>Nutt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4" office:value-type="date" office:date-value="2025-01-03" calcext:value-type="date">
            <text:p>1/3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KorDimon</text:p>
          </table:table-cell>
          <table:table-cell table:style-name="ce5" office:value-type="string" calcext:value-type="string">
            <text:p>leonromaao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style-name="ce34" office:value-type="date" office:date-value="2025-01-02" calcext:value-type="date">
            <text:p>1/2</text:p>
          </table:table-cell>
          <table:table-cell table:number-columns-repeated="1015"/>
        </table:table-row>
        <table:table-row table:style-name="ro1">
          <table:table-cell table:style-name="ce41" table:number-columns-spanned="3" table:number-rows-spanned="1"/>
          <table:covered-table-cell table:style-name="ce6"/>
          <table:covered-table-cell table:style-name="ce9"/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Round 2</text:p>
          </table:table-cell>
          <table:covered-table-cell table:number-columns-repeated="7" table:style-name="ce6"/>
          <table:covered-table-cell table:style-name="ce9"/>
          <table:table-cell table:number-columns-repeated="1015"/>
        </table:table-row>
        <table:table-row table:style-name="ro1">
          <table:table-cell table:style-name="ce41" office:value-type="string" calcext:value-type="string">
            <text:p>Neozz</text:p>
          </table:table-cell>
          <table:table-cell table:style-name="ce41" office:value-type="string" calcext:value-type="string">
            <text:p>wisenati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Smokey</text:p>
          </table:table-cell>
          <table:table-cell table:style-name="ce5" office:value-type="string" calcext:value-type="string">
            <text:p>angelr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.shixo.</text:p>
          </table:table-cell>
          <table:table-cell table:style-name="ce41" office:value-type="string" calcext:value-type="string">
            <text:p>Toad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5" office:value-type="date" office:date-value="2025-03-03" calcext:value-type="date">
            <text:p>3/3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Wean Dinchester</text:p>
          </table:table-cell>
          <table:table-cell table:style-name="ce5" office:value-type="string" calcext:value-type="string">
            <text:p>Snap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e1sTea</text:p>
          </table:table-cell>
          <table:table-cell table:style-name="ce41" office:value-type="string" calcext:value-type="string">
            <text:p>__oladushek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chanchilaru</text:p>
          </table:table-cell>
          <table:table-cell table:style-name="ce5" office:value-type="string" calcext:value-type="string">
            <text:p>Hydur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HeisenN</text:p>
          </table:table-cell>
          <table:table-cell table:style-name="ce41" office:value-type="string" calcext:value-type="string">
            <text:p>qeetsa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OS+ | VoNDutcH</text:p>
          </table:table-cell>
          <table:table-cell table:style-name="ce5" office:value-type="string" calcext:value-type="string">
            <text:p>RA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6" office:value-type="date" office:date-value="2025-01-02" calcext:value-type="date">
            <text:p>1/2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1" office:value-type="string" calcext:value-type="string">
            <text:p>Mortis</text:p>
          </table:table-cell>
          <table:table-cell table:style-name="ce41" office:value-type="string" calcext:value-type="string">
            <text:p>LoreDek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Kingofn00b5</text:p>
          </table:table-cell>
          <table:table-cell table:style-name="ce5" office:value-type="string" calcext:value-type="string">
            <text:p>Alexander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7" office:value-type="date" office:date-value="2025-02-03" calcext:value-type="date">
            <text:p>2/3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1" office:value-type="string" calcext:value-type="string">
            <text:p>YoSoyPacho</text:p>
          </table:table-cell>
          <table:table-cell table:style-name="ce41" office:value-type="string" calcext:value-type="string">
            <text:p>The Otter On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35" office:value-type="date" office:date-value="2025-02-02" calcext:value-type="date">
            <text:p>2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axpower973</text:p>
          </table:table-cell>
          <table:table-cell table:style-name="ce5" office:value-type="string" calcext:value-type="string">
            <text:p>maxymczech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style-name="ce36" office:value-type="date" office:date-value="2025-01-02" calcext:value-type="date">
            <text:p>1/2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Metalmania</text:p>
          </table:table-cell>
          <table:table-cell table:style-name="ce41" office:value-type="string" calcext:value-type="string">
            <text:p>Biscuit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Johnny Walrus</text:p>
          </table:table-cell>
          <table:table-cell table:style-name="ce5" office:value-type="string" calcext:value-type="string">
            <text:p>Flying Mous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Ragnar</text:p>
          </table:table-cell>
          <table:table-cell table:style-name="ce41" office:value-type="string" calcext:value-type="string">
            <text:p>Superhero5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37" office:value-type="date" office:date-value="2025-01-02" calcext:value-type="date">
            <text:p>1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l0tterGhost</text:p>
          </table:table-cell>
          <table:table-cell table:style-name="ce5" office:value-type="string" calcext:value-type="string">
            <text:p>ALIKO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Lion</text:p>
          </table:table-cell>
          <table:table-cell table:style-name="ce41" office:value-type="string" calcext:value-type="string">
            <text:p>NOPE15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PlushWerewolf</text:p>
          </table:table-cell>
          <table:table-cell table:style-name="ce5" office:value-type="string" calcext:value-type="string">
            <text:p>Jasuni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KorDimon</text:p>
          </table:table-cell>
          <table:table-cell table:style-name="ce41" office:value-type="string" calcext:value-type="string">
            <text:p>Nutt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jasouki</text:p>
          </table:table-cell>
          <table:table-cell table:style-name="ce5" office:value-type="string" calcext:value-type="string">
            <text:p>leonromaaoe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table:number-columns-spanned="3" table:number-rows-spanned="1"/>
          <table:covered-table-cell table:style-name="ce6"/>
          <table:covered-table-cell table:style-name="ce9"/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Round 3</text:p>
          </table:table-cell>
          <table:covered-table-cell table:number-columns-repeated="7" table:style-name="ce6"/>
          <table:covered-table-cell table:style-name="ce9"/>
          <table:table-cell table:number-columns-repeated="1015"/>
        </table:table-row>
        <table:table-row table:style-name="ro1">
          <table:table-cell table:style-name="ce41" office:value-type="string" calcext:value-type="string">
            <text:p>Neozz</text:p>
          </table:table-cell>
          <table:table-cell table:style-name="ce41" office:value-type="string" calcext:value-type="string">
            <text:p>.shixo.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Smokey</text:p>
          </table:table-cell>
          <table:table-cell table:style-name="ce5" office:value-type="string" calcext:value-type="string">
            <text:p>Wean Dinchester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wisenatic</text:p>
          </table:table-cell>
          <table:table-cell table:style-name="ce41" office:value-type="string" calcext:value-type="string">
            <text:p>e1sTe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8" office:value-type="date" office:date-value="2025-02-03" calcext:value-type="date">
            <text:p>2/3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angelr</text:p>
          </table:table-cell>
          <table:table-cell table:style-name="ce5" office:value-type="string" calcext:value-type="string">
            <text:p>chanchilaru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Toady</text:p>
          </table:table-cell>
          <table:table-cell table:style-name="ce41" office:value-type="string" calcext:value-type="string">
            <text:p>HeisenN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Snapy</text:p>
          </table:table-cell>
          <table:table-cell table:style-name="ce5" office:value-type="string" calcext:value-type="string">
            <text:p>OS+ | VoNDutcH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__oladushek</text:p>
          </table:table-cell>
          <table:table-cell table:style-name="ce41" office:value-type="string" calcext:value-type="string">
            <text:p>qeets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/>
          <table:table-cell table:style-name="ce38" office:value-type="date" office:date-value="2025-01-02" calcext:value-type="date">
            <text:p>1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Hydur</text:p>
          </table:table-cell>
          <table:table-cell table:style-name="ce5" office:value-type="string" calcext:value-type="string">
            <text:p>Morti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RAY</text:p>
          </table:table-cell>
          <table:table-cell table:style-name="ce41" office:value-type="string" calcext:value-type="string">
            <text:p>YoSoyPach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Kingofn00b5</text:p>
          </table:table-cell>
          <table:table-cell table:style-name="ce5" office:value-type="string" calcext:value-type="string">
            <text:p>maxpower97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LoreDek</text:p>
          </table:table-cell>
          <table:table-cell table:style-name="ce41" office:value-type="string" calcext:value-type="string">
            <text:p>maxymczec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29" office:value-type="date" office:date-value="2025-03-03" calcext:value-type="date">
            <text:p>3/3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 calcext:value-type="string">
            <text:p>Alexander</text:p>
          </table:table-cell>
          <table:table-cell table:style-name="ce5" office:value-type="string" calcext:value-type="string">
            <text:p>Metalmani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36" office:value-type="date" office:date-value="2025-02-02" calcext:value-type="date">
            <text:p>2/2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The Otter One</text:p>
          </table:table-cell>
          <table:table-cell table:style-name="ce41" office:value-type="string" calcext:value-type="string">
            <text:p>Johnny Walru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Ragnar</text:p>
          </table:table-cell>
          <table:table-cell table:style-name="ce5" office:value-type="string" calcext:value-type="string">
            <text:p>Flying Mouse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Pl0tterGhost</text:p>
          </table:table-cell>
          <table:table-cell table:style-name="ce41" office:value-type="string" calcext:value-type="string">
            <text:p>Superhero5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Biscuits</text:p>
          </table:table-cell>
          <table:table-cell table:style-name="ce5" office:value-type="string" calcext:value-type="string">
            <text:p>ALIKO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Lion</text:p>
          </table:table-cell>
          <table:table-cell table:style-name="ce41" office:value-type="string" calcext:value-type="string">
            <text:p>PlushWerewolf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39" office:value-type="date" office:date-value="2025-02-02" calcext:value-type="date">
            <text:p>2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5" office:value-type="string" calcext:value-type="string">
            <text:p>KorDimon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Mike'dugai</text:p>
          </table:table-cell>
          <table:table-cell table:style-name="ce41" office:value-type="string" calcext:value-type="string">
            <text:p>jasouki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NOPE1585</text:p>
          </table:table-cell>
          <table:table-cell table:style-name="ce5" office:value-type="string" calcext:value-type="string">
            <text:p>Jasuni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table:number-columns-spanned="3" table:number-rows-spanned="1"/>
          <table:covered-table-cell table:style-name="ce6"/>
          <table:covered-table-cell table:style-name="ce9"/>
          <table:table-cell table:style-name="ce11" table:number-columns-repeated="6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Round 4</text:p>
          </table:table-cell>
          <table:covered-table-cell table:number-columns-repeated="7" table:style-name="ce6"/>
          <table:covered-table-cell table:style-name="ce9"/>
          <table:table-cell table:number-columns-repeated="1015"/>
        </table:table-row>
        <table:table-row table:style-name="ro1">
          <table:table-cell table:style-name="ce41" office:value-type="string" calcext:value-type="string">
            <text:p>Neozz</text:p>
          </table:table-cell>
          <table:table-cell table:style-name="ce41" office:value-type="string" calcext:value-type="string">
            <text:p>Smokey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.shixo.</text:p>
          </table:table-cell>
          <table:table-cell table:style-name="ce5" office:value-type="string" calcext:value-type="string">
            <text:p>wisenatic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Wean Dinchester</text:p>
          </table:table-cell>
          <table:table-cell table:style-name="ce41" office:value-type="string" calcext:value-type="string">
            <text:p>Toady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angelr</text:p>
          </table:table-cell>
          <table:table-cell table:style-name="ce5" office:value-type="string" calcext:value-type="string">
            <text:p>e1sTe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Snapy</text:p>
          </table:table-cell>
          <table:table-cell table:style-name="ce41" office:value-type="string" calcext:value-type="string">
            <text:p>chanchilaru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/>
          <table:table-cell table:style-name="ce38" office:value-type="date" office:date-value="2025-02-02" calcext:value-type="date">
            <text:p>2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HeisenN</text:p>
          </table:table-cell>
          <table:table-cell table:style-name="ce5" office:value-type="string" calcext:value-type="string">
            <text:p>Hydu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OS+ | VoNDutcH</text:p>
          </table:table-cell>
          <table:table-cell table:style-name="ce41" office:value-type="string" calcext:value-type="string">
            <text:p>qeetsa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__oladushek</text:p>
          </table:table-cell>
          <table:table-cell table:style-name="ce5" office:value-type="string" calcext:value-type="string">
            <text:p>RA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30" office:value-type="date" office:date-value="2025-01-03" calcext:value-type="date">
            <text:p>1/3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1" office:value-type="string" calcext:value-type="string">
            <text:p>Mortis</text:p>
          </table:table-cell>
          <table:table-cell table:style-name="ce41" office:value-type="string" calcext:value-type="string">
            <text:p>maxpower97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Kingofn00b5</text:p>
          </table:table-cell>
          <table:table-cell table:style-name="ce5" office:value-type="string" calcext:value-type="string">
            <text:p>LoreDek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YoSoyPacho</text:p>
          </table:table-cell>
          <table:table-cell table:style-name="ce41" office:value-type="string" calcext:value-type="string">
            <text:p>Alexander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The Otter One</text:p>
          </table:table-cell>
          <table:table-cell table:style-name="ce5" office:value-type="string" calcext:value-type="string">
            <text:p>Metalmania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maxymczech</text:p>
          </table:table-cell>
          <table:table-cell table:style-name="ce41" office:value-type="string" calcext:value-type="string">
            <text:p>Ragna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Johnny Walrus</text:p>
          </table:table-cell>
          <table:table-cell table:style-name="ce5" office:value-type="string" calcext:value-type="string">
            <text:p>Biscuit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Pl0tterGhost</text:p>
          </table:table-cell>
          <table:table-cell table:style-name="ce41" office:value-type="string" calcext:value-type="string">
            <text:p>Flying Mous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Lion</text:p>
          </table:table-cell>
          <table:table-cell table:style-name="ce5" office:value-type="string" calcext:value-type="string">
            <text:p>Mike'dugai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41" office:value-type="string" calcext:value-type="string">
            <text:p>Chipmunk</text:p>
          </table:table-cell>
          <table:table-cell table:style-name="ce41" office:value-type="string" calcext:value-type="string">
            <text:p>NOPE15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5" office:value-type="string" calcext:value-type="string">
            <text:p>PlushWerewolf</text:p>
          </table:table-cell>
          <table:table-cell table:style-name="ce5" office:value-type="string" calcext:value-type="string">
            <text:p>jasouki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31" office:value-type="date" office:date-value="2025-01-03" calcext:value-type="date">
            <text:p>1/3</text:p>
          </table:table-cell>
          <table:table-cell table:style-name="ce8"/>
          <table:table-cell table:number-columns-repeated="1015"/>
        </table:table-row>
        <table:table-row table:style-name="ro1">
          <table:table-cell table:style-name="ce41" office:value-type="string" calcext:value-type="string">
            <text:p>KorDimon</text:p>
          </table:table-cell>
          <table:table-cell table:style-name="ce41" office:value-type="string" calcext:value-type="string">
            <text:p>Jasuni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/>
          <table:table-cell table:style-name="ce39" office:value-type="date" office:date-value="2025-01-02" calcext:value-type="date">
            <text:p>1/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utty</text:p>
          </table:table-cell>
          <table:table-cell table:style-name="ce5" office:value-type="string" calcext:value-type="string">
            <text:p>leonromaaoe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number-columns-repeated="2"/>
          <table:table-cell table:number-columns-repeated="1015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20:46:23.34493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5-11T20:46:32.157586500</dc:date>
    <meta:editing-duration>PT8S</meta:editing-duration>
    <meta:editing-cycles>1</meta:editing-cycles>
    <meta:document-statistic meta:table-count="1" meta:cell-count="634" meta:object-count="0"/>
  </office:meta>
</office:document-meta>
</file>